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14cc" officeooo:paragraph-rsid="000814c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814cc" officeooo:paragraph-rsid="000814cc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2pt" fo:font-weight="bold" officeooo:rsid="000814cc" officeooo:paragraph-rsid="000814c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814cc" officeooo:paragraph-rsid="00096a3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ef518" officeooo:paragraph-rsid="000ef518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2cca0" officeooo:paragraph-rsid="00137b2e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814cc" officeooo:paragraph-rsid="000814c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814cc" officeooo:paragraph-rsid="0019827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c4d89" officeooo:paragraph-rsid="00096a3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62ea" officeooo:paragraph-rsid="000ef51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0814cc" officeooo:paragraph-rsid="000814cc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6a33" style:font-weight-asian="normal" style:font-weight-complex="normal"/>
    </style:style>
    <style:style style:name="T3" style:family="text">
      <style:text-properties fo:font-weight="normal" officeooo:rsid="0009f3b3" style:font-weight-asian="normal" style:font-weight-complex="normal"/>
    </style:style>
    <style:style style:name="T4" style:family="text">
      <style:text-properties fo:font-weight="normal" officeooo:rsid="000aa4ed" style:font-weight-asian="normal" style:font-weight-complex="normal"/>
    </style:style>
    <style:style style:name="T5" style:family="text">
      <style:text-properties fo:font-weight="normal" officeooo:rsid="000c4d89" style:font-weight-asian="normal" style:font-weight-complex="normal"/>
    </style:style>
    <style:style style:name="T6" style:family="text">
      <style:text-properties fo:font-weight="normal" officeooo:rsid="0010af40" style:font-weight-asian="normal" style:font-weight-complex="normal"/>
    </style:style>
    <style:style style:name="T7" style:family="text">
      <style:text-properties fo:font-weight="normal" officeooo:rsid="001142fa" style:font-weight-asian="normal" style:font-weight-complex="normal"/>
    </style:style>
    <style:style style:name="T8" style:family="text">
      <style:text-properties fo:font-weight="normal" officeooo:rsid="001162ea" style:font-weight-asian="normal" style:font-weight-complex="normal"/>
    </style:style>
    <style:style style:name="T9" style:family="text">
      <style:text-properties fo:font-weight="normal" officeooo:rsid="00137b2e" style:font-weight-asian="normal" style:font-weight-complex="normal"/>
    </style:style>
    <style:style style:name="T10" style:family="text">
      <style:text-properties fo:font-weight="normal" officeooo:rsid="00141a2b" style:font-weight-asian="normal" style:font-weight-complex="normal"/>
    </style:style>
    <style:style style:name="T11" style:family="text">
      <style:text-properties fo:font-weight="normal" officeooo:rsid="0016e23a" style:font-weight-asian="normal" style:font-weight-complex="normal"/>
    </style:style>
    <style:style style:name="T12" style:family="text">
      <style:text-properties fo:font-weight="normal" officeooo:rsid="00188eaf" style:font-weight-asian="normal" style:font-weight-complex="normal"/>
    </style:style>
    <style:style style:name="T13" style:family="text">
      <style:text-properties fo:font-weight="normal" officeooo:rsid="0019e4ec" style:font-weight-asian="normal" style:font-weight-complex="normal"/>
    </style:style>
    <style:style style:name="T14" style:family="text">
      <style:text-properties fo:font-weight="normal" officeooo:rsid="001a4aac" style:font-weight-asian="normal" style:font-weight-complex="normal"/>
    </style:style>
    <style:style style:name="T15" style:family="text">
      <style:text-properties officeooo:rsid="001965fd"/>
    </style:style>
    <style:style style:name="T16" style:family="text">
      <style:text-properties officeooo:rsid="00198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ciones <text:span text:style-name="T15">de la </text:span>entrega:</text:p>
      <text:p text:style-name="P2"/>
      <text:p text:style-name="P8">El código que se encarga de analizar los datos está en el script traffic_annalysis.py, dentro del repositorio de github <text:a xlink:type="simple" xlink:href="https://github.com/reysam93/code_for_ITS" text:style-name="Internet_20_link" text:visited-style-name="Visited_20_Internet_20_Link"><text:span text:style-name="T16">https://github.com/reysam93/code_for_ITS</text:span></text:a><text:span text:style-name="T16">, </text:span>y es recomendable ejecutarlo con spyder3, aunque también funciona ejecutándolo con python3.</text:p>
      <text:p text:style-name="P7"/>
      <text:p text:style-name="P7">Las figuras que se muestran al ejecutarlo representan lo siguiente:</text:p>
      <text:list xml:id="list3985545129001153128" text:style-name="L1">
        <text:list-item>
          <text:p text:style-name="P11">Figura 1: ocupación por semana</text:p>
        </text:list-item>
        <text:list-item>
          <text:p text:style-name="P11">Figura 2: velocidad por semana</text:p>
        </text:list-item>
        <text:list-item>
          <text:p text:style-name="P11">Figura 3: ocupación frente a velocidad por semana.</text:p>
        </text:list-item>
        <text:list-item>
          <text:p text:style-name="P11">Figuras 4 a 6: clusterización por semana utilizando K-meadias con 2, 3 y 5 clústers.</text:p>
        </text:list-item>
        <text:list-item>
          <text:p text:style-name="P11">Figura 7: clusterización por semana utilizando DBScan.</text:p>
        </text:list-item>
        <text:list-item>
          <text:p text:style-name="P11">Figuras 8 a 17: ocupación y velocidad una hora antes y una hora después de un accidente de tráfico.</text:p>
        </text:list-item>
      </text:list>
      <text:p text:style-name="P7"><text:tab/></text:p>
      <text:p text:style-name="P7"/>
      <text:p text:style-name="P3"><text:span text:style-name="T1">En la carpeta images/traffic_analysis se han seleccionado algunas imágenes características de entre las que produce el script para establecer alguna concusión , </text:span><text:span text:style-name="T2">y no se han adjuntado en este documento debido a la pérdida de calidad.</text:span></text:p>
      <text:p text:style-name="P7"/>
      <text:p text:style-name="P4"><text:span text:style-name="T1">En prim</text:span><text:span text:style-name="T13">e</text:span><text:span text:style-name="T1">r lugar, </text:span><text:span text:style-name="T14">el script</text:span><text:span text:style-name="T1"> se centra </text:span><text:span text:style-name="T14">en </text:span><text:span text:style-name="T1">analizar el tráfico por semana. </text:span><text:span text:style-name="T2">Puede cambiarse la semana que se está analizando modificando las variables CRASH_PATH y OCC_PATH. </text:span><text:span text:style-name="T3">En la</text:span><text:span text:style-name="T2"> imagen occupancy.</text:span><text:span text:style-name="T3">png se observa cómo varía la ocupación total y en las distintas líneas a lo largo de la semana, obsevándose un compportamiento periódico similar cada día. S</text:span><text:span text:style-name="T4">e</text:span><text:span text:style-name="T3"> observa también que la ocupación es menor en el carril 1 que en el carril 5. </text:span><text:span text:style-name="T4">Esta misma conclusión puede alcanzarse observando el archivo speed.png, que muestra la velocidad a lo largo de la semana en los distintos carriles. </text:span><text:span text:style-name="T5">Por último, la imagen occ_vs_speed.png compara los comportamientos de las dos imágenes anteriores, observándose cómo al aumentar la ocupación disminuye la velocidad y viceversa.</text:span></text:p>
      <text:p text:style-name="P9"/>
      <text:p text:style-name="P5"><text:span text:style-name="T5">A </text:span><text:span text:style-name="T1">continuación, las imágenes kmeans_2_clusters.png, kmeans_3_clusters.png y kmeans_5_clusters.png muestran la clusterización de llos diagramas de flujo. El procedimiento realizado para obtener la clasterización mostrada en el primer subplot ha sido obtener las etiquetas con K-medias usando los datos <text:s/>de velocidad y ocupación (resutltado mostrado en el segundo subplot), y aplicarlos a los datos de flujo y ocupación. </text:span><text:span text:style-name="T6">El hecho de que se separe de una forma tan precisa la región lineal puede indicar que exista una relación entre la relacción ocupación/velocidad y ocupación/flujo. </text:span><text:span text:style-name="T7">Esta clusterización también se ha realizado utilizando DBScan, mostrado en la imagen </text:span><text:span text:style-name="T8">dbscan.png</text:span></text:p>
      <text:p text:style-name="P10"/>
      <text:p text:style-name="P6"><text:span text:style-name="T8">P</text:span><text:span text:style-name="T1">or último, se ha estudiado el efecto de los accidentes en el flujo y la ocupación. </text:span><text:span text:style-name="T9">Se han seleccionado las imágenes accident1.png, <text:s/>accident2.png, <text:s/>accident3.png, <text:s/>accident4.png y <text:s/>accident5.png, que muestran accidentes del mes de Noviembre con una severidad </text:span><text:span text:style-name="T10">de gravedad </text:span><text:span text:style-name="T9">superior a 2, </text:span><text:span text:style-name="T11">o 0</text:span><text:span text:style-name="T9">. </text:span><text:span text:style-name="T11">En los 5 casos se obseva como tras el accidente, tiene lugar un descenso pronunciado de la velocidad y un aumento de la ocupación. </text:span><text:span text:style-name="T12">Sin embargo, no ha sido sufiente para establecer una relacción entre las causas que originan el accidente.</text:span></text:p>
      <text:p text:style-name="P9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26:07.439841812</meta:creation-date>
    <dc:date>2017-11-24T13:06:45.559454766</dc:date>
    <meta:editing-duration>PT29M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48" meta:character-count="2893" meta:non-whitespace-character-count="2458"/>
  </office:meta>
</office:document-meta>
</file>